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row-height="1.078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Helvetica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3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6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41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4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3" style:family="paragraph" style:parent-style-name="Standard">
      <style:text-properties fo:font-size="10pt" style:font-size-asian="8.75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5" style:family="paragraph" style:parent-style-name="Standard">
      <style:text-properties fo:font-size="6pt" style:font-size-asian="5.25pt" style:font-size-complex="6pt"/>
    </style:style>
    <style:style style:name="P4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P4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Arial" fo:font-size="9pt" fo:font-weight="bold" officeooo:rsid="004ec36a" officeooo:paragraph-rsid="004ec36a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style:font-name="Helvetica" fo:font-size="6pt" style:font-size-asian="6pt" style:font-size-complex="6pt"/>
    </style:style>
    <style:style style:name="P55" style:family="paragraph" style:parent-style-name="Table_20_Contents">
      <style:text-properties style:font-name="Helvetica" fo:font-size="6pt" style:font-size-asian="5.25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font-name="Helvetica" fo:font-size="9pt" fo:font-weight="normal" officeooo:paragraph-rsid="00459c73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64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65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66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Helvetica" fo:font-size="8pt" officeooo:paragraph-rsid="00621f00" style:font-size-asian="8pt" style:font-size-complex="8pt"/>
    </style:style>
    <style:style style:name="P68" style:family="paragraph" style:parent-style-name="Table_20_Contents">
      <style:text-properties fo:font-size="6pt" style:font-size-asian="5.25pt" style:font-size-complex="6pt"/>
    </style:style>
    <style:style style:name="T1" style:family="text">
      <style:text-properties fo:background-color="transparent"/>
    </style:style>
    <style:style style:name="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officeooo:rsid="001f3eb3" style:font-weight-asian="bold" style:font-weight-complex="bold"/>
    </style:style>
    <style:style style:name="T8" style:family="text">
      <style:text-properties style:font-name="Arial" officeooo:rsid="001f3eb3"/>
    </style:style>
    <style:style style:name="T9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/>
    </style:style>
    <style:style style:name="T14" style:family="text">
      <style:text-properties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A1" office:value-type="string">
              <text:p text:style-name="P27">Q.ta</text:p>
            </table:table-cell>
            <table:table-cell table:style-name="Table1.A1" office:value-type="string">
              <text:p text:style-name="P27">Prezzo (<text:placeholder text:placeholder-type="text">&lt;o.currency_id.name or ''&gt;</text:placeholder>)</text:p>
            </table:table-cell>
            <table:table-cell table:style-name="Table1.A1" office:value-type="string">
              <text:p text:style-name="P27">Sc. %</text:p>
            </table:table-cell>
            <table:table-cell table:style-name="Table1.A1" office:value-type="string">
              <text:p text:style-name="P27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7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2"><text:placeholder text:placeholder-type="text">&lt;line.name or ''&gt;</text:placeholder></text:p>
          </table:table-cell>
          <table:table-cell table:style-name="Table1.B3" office:value-type="string">
            <text:p text:style-name="P7"><text:placeholder text:placeholder-type="text">&lt;line.uos_id and line.uos_id.name or ''&gt;</text:placeholder></text:p>
          </table:table-cell>
          <table:table-cell table:style-name="Table1.B3" office:value-type="string">
            <text:p text:style-name="P7"><text:placeholder text:placeholder-type="text">&lt;("%1.2f" % line.quantity) or 0.00&gt;</text:placeholder></text:p>
          </table:table-cell>
          <table:table-cell table:style-name="Table1.B3" office:value-type="string">
            <text:p text:style-name="P7"><text:placeholder text:placeholder-type="text">&lt;line.price_unit or ''&gt;</text:placeholder></text:p>
          </table:table-cell>
          <table:table-cell table:style-name="Table1.B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7"><text:placeholder text:placeholder-type="text">&lt;line.price_subtotal or ''&gt;</text:placeholder></text:p>
          </table:table-cell>
          <table:table-cell table:style-name="Table1.B3" office:value-type="string">
            <text:p text:style-name="P28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7cm" style:rel-column-width="2691*"/>
    </style:style>
    <style:style style:name="Table6.C" style:family="table-column">
      <style:table-column-properties style:column-width="5.212cm" style:rel-column-width="2955*"/>
    </style:style>
    <style:style style:name="Table6.D" style:family="table-column">
      <style:table-column-properties style:column-width="2.147cm" style:rel-column-width="1217*"/>
    </style:style>
    <style:style style:name="Table6.E" style:family="table-column">
      <style:table-column-properties style:column-width="2.148cm" style:rel-column-width="1218*"/>
    </style:style>
    <style:style style:name="Table6.1" style:family="table-row">
      <style:table-row-properties style:min-row-height="0.111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E1" style:family="table-cell">
      <style:table-cell-properties fo:padding="0.101cm" fo:border="0.002cm solid #000000"/>
    </style:style>
    <style:style style:name="Table6.2" style:family="table-row">
      <style:table-row-properties style:min-row-height="0.109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D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min-row-height="0.111cm" style:keep-together="false" fo:keep-together="always"/>
    </style:style>
    <style:style style:name="Table6.4" style:family="table-row">
      <style:table-row-properties style:min-row-height="0.926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officeooo:paragraph-rsid="00621f00" style:font-size-asian="8pt" style:font-size-complex="8pt"/>
    </style:style>
    <style:style style:name="MP35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37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38" style:family="paragraph" style:parent-style-name="Table_20_Contents">
      <style:text-properties style:font-name="Helvetica" fo:font-size="6pt" style:font-size-asian="5.25pt" style:font-size-complex="6pt"/>
    </style:style>
    <style:style style:name="MP39" style:family="paragraph" style:parent-style-name="Table_20_Contents">
      <style:text-properties fo:font-size="6pt" style:font-size-asian="5.25pt" style:font-size-complex="6pt"/>
    </style:style>
    <style:style style:name="MP4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4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svg:height="6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 table:number-columns-repeated="2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MP24">Causale del trasporto</text:p>
              <text:p text:style-name="MP24"/>
              <text:p text:style-name="MP31"><text:placeholder text:placeholder-type="text">&lt;o.transportation_reason_id and o.transportation_reason_id.name or ''&gt;</text:placeholder></text:p>
            </table:table-cell>
            <table:table-cell table:style-name="Table6.A1" office:value-type="string">
              <text:p text:style-name="MP24">Porto</text:p>
              <text:p text:style-name="MP24"/>
              <text:p text:style-name="MP31"><text:placeholder text:placeholder-type="text">&lt;o.carriage_condition_id and o.carriage_condition_id.name or ''&gt;</text:placeholder></text:p>
            </table:table-cell>
            <table:table-cell table:style-name="Table6.A1" office:value-type="string">
              <text:p text:style-name="MP24">Aspetto esteriore dei beni</text:p>
              <text:p text:style-name="MP24"/>
              <text:p text:style-name="MP31"><text:placeholder text:placeholder-type="text">&lt;o.goods_description_id and o.goods_description_id.name or ''&gt;</text:placeholder></text:p>
            </table:table-cell>
            <table:table-cell table:style-name="Table6.A1" office:value-type="string">
              <text:p text:style-name="MP24">Numero colli</text:p>
              <text:p text:style-name="MP24"/>
              <text:p text:style-name="MP32"><text:placeholder text:placeholder-type="text">&lt;o.number_of_packages or ''&gt;</text:placeholder></text:p>
            </table:table-cell>
            <table:table-cell table:style-name="Table6.E1" office:value-type="string">
              <text:p text:style-name="MP24">Peso</text:p>
              <text:p text:style-name="MP24"/>
              <text:p text:style-name="MP31"><text:placeholder text:placeholder-type="text">&lt;o.weight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24">Vettore</text:p>
              <text:p text:style-name="MP33"/>
              <text:p text:style-name="MP34"><text:span text:style-name="MT11"><text:placeholder text:placeholder-type="text">&lt;o.carrier_id and o.carrier_id.name or ''&gt;</text:placeholder></text:span></text:p>
            </table:table-cell>
            <table:table-cell table:style-name="Table6.A2" office:value-type="string">
              <text:p text:style-name="MP24">Data ritiro </text:p>
              <text:p text:style-name="MP24"/>
              <text:p text:style-name="MP35"><text:placeholder text:placeholder-type="text">&lt;if test='bool(o.date_done)'&gt;</text:placeholder></text:p>
              <text:p text:style-name="MP36"><text:placeholder text:placeholder-type="text">&lt;(formatLang(o.date_done[0:10], date=True)) or ''&gt;</text:placeholder></text:p>
              <text:p text:style-name="MP35"><text:placeholder text:placeholder-type="text">&lt;/if&gt;</text:placeholder></text:p>
            </table:table-cell>
            <table:table-cell table:style-name="Table6.A2" office:value-type="string">
              <text:p text:style-name="MP24">Ora ritiro</text:p>
              <text:p text:style-name="MP24"/>
              <text:p text:style-name="MP37"><text:span text:style-name="MT11"><text:placeholder text:placeholder-type="text">&lt;if test='bool(o.date_done)'&gt;</text:placeholder></text:span><text:placeholder text:placeholder-type="text">&lt;(o.date_done[10:]) or ''&gt;</text:placeholder><text:span text:style-name="MT11"><text:placeholder text:placeholder-type="text">&lt;/if&gt;</text:placeholder></text:span></text:p>
            </table:table-cell>
            <table:table-cell table:style-name="Table6.D2" table:number-columns-spanned="2" office:value-type="string">
              <text:p text:style-name="MP24">Note</text:p>
              <text:p text:style-name="MP38"/>
              <text:p text:style-name="MP33"><text:placeholder text:placeholder-type="text">&lt;o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  <text:p text:style-name="MP39"/>
              <text:p text:style-name="MP39"/>
            </table:table-cell>
            <table:covered-table-cell/>
            <table:table-cell table:style-name="Table6.A2" office:value-type="string">
              <text:p text:style-name="MP40">Firma conducente</text:p>
            </table:table-cell>
            <table:table-cell table:style-name="Table6.D2" table:number-columns-spanned="2" office:value-type="string">
              <text:p text:style-name="MP40">Firma destinatario</text:p>
            </table:table-cell>
            <table:covered-table-cell/>
          </table:table-row>
          <table:table-row table:style-name="Table6.4">
            <table:table-cell table:style-name="Table6.A2" office:value-type="string">
              <text:p text:style-name="MP41">Totale imponibile (<text:span text:style-name="MT11"><text:placeholder text:placeholder-type="text">&lt;o.currency_id.name or ''&gt;</text:placeholder></text:span>)</text:p>
              <text:p text:style-name="MP42"/>
              <text:p text:style-name="MP43"><text:span text:style-name="MT7"><text:placeholder text:placeholder-type="text">&lt;o.amount_untaxed&gt;</text:placeholder></text:span></text:p>
            </table:table-cell>
            <table:table-cell table:style-name="Table6.A2" office:value-type="string">
              <text:p text:style-name="MP41">Totale IVA (<text:span text:style-name="MT11"><text:placeholder text:placeholder-type="text">&lt;o.currency_id.name or ''&gt;</text:placeholder></text:span>)</text:p>
              <text:p text:style-name="MP44"/>
              <text:p text:style-name="MP45"><text:placeholder text:placeholder-type="text">&lt;o.amount_tax&gt;</text:placeholder></text:p>
            </table:table-cell>
            <table:table-cell table:style-name="Table6.D2" table:number-columns-spanned="3" office:value-type="string">
              <text:p text:style-name="MP44">Totale documento (<text:placeholder text:placeholder-type="text">&lt;o.currency_id.name or ''&gt;</text:placeholder>)</text:p>
              <text:p text:style-name="MP44"/>
              <text:p text:style-name="MP43"><text:span text:style-name="MT7"><text:placeholder text:placeholder-type="text">&lt;o.amount_total&gt;</text:placeholder></text:span></text:p>
            </table:table-cell>
            <table:covered-table-cell/>
            <table:covered-table-cell/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18:03:12</dc:date>
    <meta:editing-duration>PT43H41M30S</meta:editing-duration>
    <meta:editing-cycles>215</meta:editing-cycles>
    <meta:generator>OpenOffice.org/3.2$Linux OpenOffice.org_project/320m19$Build-9505</meta:generator>
    <dc:creator>elbati </dc:creator>
    <meta:document-statistic meta:table-count="4" meta:image-count="0" meta:object-count="0" meta:page-count="1" meta:paragraph-count="80" meta:word-count="274" meta:character-count="2876"/>
    <meta:user-defined meta:name="Info 1">http://localhost:8069</meta:user-defined>
    <meta:user-defined meta:name="Info 2"/>
    <meta:user-defined meta:name="Info 3"/>
    <meta:user-defined meta:name="Info 4"/>
  </office:meta>
</office:document-meta>
</file>